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text:soft-page-break/>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0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text:soft-page-break/>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soft-page-break/><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text:soft-page-break/>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ext:soft-page-break/>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You can use HTML escapes to insert any Unicode character. One high-runner is the oe-ligature, which is &amp;oelig;. Greek works, too, but be aware that not everyone will have an <text:soft-page-break/>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oft-page-break/><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40208964"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text:soft-page-break/>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20:04:10.48</dc:date>
    <dc:creator>Gemma Wright</dc:creator>
    <meta:editing-duration>P1DT9H34M17S</meta:editing-duration>
    <meta:editing-cycles>101</meta:editing-cycles>
    <meta:generator>OpenOffice/4.0.1$Win32 OpenOffice.org_project/401m5$Build-9714</meta:generator>
    <meta:document-statistic meta:table-count="2" meta:image-count="0" meta:object-count="0" meta:page-count="13" meta:paragraph-count="344" meta:word-count="5162" meta:character-count="31946"/>
  </office:meta>
</office:document-meta>
</file>